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subtitle">
      <style:graphic-properties draw:fill="solid" draw:fill-color="#ffffff" draw:auto-grow-height="true" fo:min-height="7.14cm"/>
    </style:style>
    <style:style style:name="pr6" style:family="presentation" style:parent-style-name="oranssi-notes">
      <style:graphic-properties draw:fill-color="#ffffff" fo:min-height="13.36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.254cm" fo:margin-right="0.254cm" fo:margin-top="0cm" fo:margin-bottom="0cm" fo:text-align="start" fo:text-indent="0cm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7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color="#000000" style:font-name="FreeMono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2">Árvores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Árvor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ipo</text:p>
              </text:list-item>
              <text:list-item>
                <text:p>Recursão</text:p>
              </text:list-item>
            </text:list>
          </draw:text-box>
        </draw:frame>
        <draw:frame presentation:style-name="pr5" draw:text-style-name="P6" xml:id="id1" draw:id="id1" draw:layer="layout" svg:width="20.408cm" svg:height="7.14cm" svg:x="3.796cm" svg:y="9.869cm">
          <draw:text-box>
            <text:p text:style-name="P5"><text:span text:style-name="T5">data</text:span><text:span text:style-name="T6"> Arvore a = Folha a | Galho (Arvore a) (Arvore a)</text:span></text:p>
            <text:p text:style-name="P5"><text:span text:style-name="T6"><text:s text:c="2"/></text:span><text:span text:style-name="T5">deriving</text:span><text:span text:style-name="T6"> Show</text:span></text:p>
            <text:p text:style-name="P5"><text:span text:style-name="T6"/></text:p>
            <text:p text:style-name="P5"><text:span text:style-name="T6">t1 = Galho (Galho (Folha 1) (Folha 2)) (Galho (Folha 3) (Folha 4))</text:span></text:p>
            <text:p text:style-name="P5"><text:span text:style-name="T6">t2 = Galho (Galho (Galho (Folha 1) (Folha 2)) (Folha 3)) (Folha 4)</text:span></text:p>
            <text:p text:style-name="P5"><text:span text:style-name="T6"/></text:p>
            <text:p text:style-name="P5"><text:span text:style-name="T6">soma :: Arvore Int -&gt; Int</text:span></text:p>
            <text:p text:style-name="P5"><text:span text:style-name="T6">soma (Folha v) <text:s text:c="2"/>= v</text:span></text:p>
            <text:p text:style-name="P5"><text:span text:style-name="T6">soma (Galho l r) = (soma l) + (soma r)</text:span></text:p>
            <text:p text:style-name="P5"><text:span text:style-name="T6"/></text:p>
            <text:p text:style-name="P5"><text:span text:style-name="T6">main = print (soma t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40</meta:editing-cycles>
    <meta:editing-duration>P68DT20H5M59S</meta:editing-duration>
    <meta:initial-creator>chico </meta:initial-creator>
    <dc:date>2019-09-24T21:52:01.024251124</dc:date>
    <meta:document-statistic meta:object-count="4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